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1d8e" officeooo:paragraph-rsid="00151d8e"/>
    </style:style>
    <style:style style:name="P2" style:family="paragraph" style:parent-style-name="Standard">
      <style:text-properties officeooo:rsid="00152345" officeooo:paragraph-rsid="00152345"/>
    </style:style>
    <style:style style:name="T1" style:family="text">
      <style:text-properties officeooo:rsid="00152345"/>
    </style:style>
    <style:style style:name="T2" style:family="text">
      <style:text-properties officeooo:rsid="001687b9"/>
    </style:style>
    <style:style style:name="T3" style:family="text">
      <style:text-properties officeooo:rsid="001864cc"/>
    </style:style>
    <style:style style:name="T4" style:family="text">
      <style:text-properties officeooo:rsid="0019c4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 : <text:span text:style-name="T3">non</text:span></text:p>
      <text:p text:style-name="P2">Q2 :<text:span text:style-name="T2">oui , le logique</text:span></text:p>
      <text:p text:style-name="P2">Q3 :opendevice(cardaddresse)</text:p>
      <text:p text:style-name="P2">Q4 :setDigitalChannel(led) et clearDigitalChannel</text:p>
      <text:p text:style-name="P2">Q5 :<text:span text:style-name="T4">do while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1:38:04.631000000</meta:creation-date>
    <meta:generator>LibreOffice/5.3.0.3$Windows_x86 LibreOffice_project/7074905676c47b82bbcfbea1aeefc84afe1c50e1</meta:generator>
    <dc:date>2018-09-21T15:33:23.722000000</dc:date>
    <meta:editing-duration>PT1H4M50S</meta:editing-duration>
    <meta:editing-cycles>4</meta:editing-cycles>
    <meta:document-statistic meta:table-count="0" meta:image-count="0" meta:object-count="0" meta:page-count="1" meta:paragraph-count="5" meta:word-count="17" meta:character-count="117" meta:non-whitespace-character-count="105"/>
  </office:meta>
</office:document-meta>
</file>